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0220fa" officeooo:paragraph-rsid="000220fa" style:font-size-asian="21pt" style:font-weight-asian="bold" style:font-size-complex="24pt" style:font-weight-complex="bold"/>
    </style:style>
    <style:style style:name="P2" style:family="paragraph" style:parent-style-name="Standard">
      <style:paragraph-properties fo:text-align="justify" style:justify-single-word="false"/>
      <style:text-properties fo:font-size="12pt" fo:font-weight="normal" officeooo:rsid="000220fa" officeooo:paragraph-rsid="000220fa" style:font-size-asian="10.5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50 Project 3 Analysis</text:p>
      <text:p text:style-name="P1"/>
      <text:p text:style-name="P2"><text:tab/>For the topological sort program, I chose to implement source removal. I began by initializing two iterators of type vector&lt;Node&gt;, and wrote two for loops. Both nodes traversed the graph. The first was for the purpose of iterating through all of the nodes one by one, while the second loop traversed the graph, looking to see if the node in the current iteration of the first loop was a child of any other node in the graph. If so, IncrementIncoming() was called on that node. This successfully mapped out the number of incoming edges for each node in the graph. I then initialized two vectors (along with their reverse counterparts for the purpose of printing th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3T16:14:16.077274053</meta:creation-date>
    <dc:date>2016-11-03T16:25:59.233134893</dc:date>
    <meta:editing-duration>P0D</meta:editing-duration>
    <meta:editing-cycles>1</meta:editing-cycles>
    <meta:document-statistic meta:table-count="0" meta:image-count="0" meta:object-count="0" meta:page-count="1" meta:paragraph-count="2" meta:word-count="120" meta:character-count="688" meta:non-whitespace-character-count="568"/>
    <meta:generator>LibreOffice/4.2.8.2$Linux_X86_64 LibreOffice_project/420m0$Build-2</meta:generator>
  </office:meta>
</office:document-meta>
</file>